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ffffff" style:font-name="Consolas" fo:font-size="10.5pt" fo:font-weight="normal" fo:background-color="#0f1c2c"/>
    </style:style>
    <style:style style:name="T1" style:family="text">
      <style:text-properties fo:color="#ffff00"/>
    </style:style>
    <style:style style:name="T2" style:family="text">
      <style:text-properties fo:color="#569cd6"/>
    </style:style>
    <style:style style:name="T3" style:family="text">
      <style:text-properties fo:color="#3ff2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</text:span><text:span text:style-name="T2">htm1</text:span><text:span text:style-name="T1">&gt;</text:span></text:p>
      <text:p text:style-name="P1"><text:span text:style-name="T1">&lt;</text:span><text:span text:style-name="T2">title</text:span><text:span text:style-name="T1">&gt;</text:span>Лягушки<text:span text:style-name="T1">&lt;/</text:span><text:span text:style-name="T2">title</text:span><text:span text:style-name="T1">&gt;</text:span></text:p>
      <text:p text:style-name="P1"><text:span text:style-name="T1">&lt;</text:span><text:span text:style-name="T2">img</text:span> <text:span text:style-name="T2">src</text:span><text:span text:style-name="T1">=</text:span><text:span text:style-name="T3">"https://photos.app.goo.gl/oFhcqGtZVfbXecqD7"</text:span><text:span text:style-name="T2">width</text:span><text:span text:style-name="T1">=</text:span><text:span text:style-name="T3">"10px"</text:span> <text:span text:style-name="T2">height</text:span><text:span text:style-name="T1">=</text:span><text:span text:style-name="T3">"10px"</text:span></text:p>
      <text:p text:style-name="P1">&lt;<text:span text:style-name="T2">body</text:span><text:span text:style-name="T1">&gt;</text:span></text:p>
      <text:p text:style-name="P1"><text:span text:style-name="T1">&lt;</text:span><text:span text:style-name="T2">header</text:span><text:span text:style-name="T1">&gt;</text:span></text:p>
      <text:p text:style-name="P1">На этом сайте вы сможите увидеть и купить различные виды лягушек просто выберите 1 изображение и скачать наже предложение Фроги </text:p>
      <text:p text:style-name="P1"><text:span text:style-name="T1">&lt;</text:span><text:span text:style-name="T2">h1</text:span> <text:span text:style-name="T2">style</text:span><text:span text:style-name="T1">=</text:span><text:span text:style-name="T3">"text-align:center"</text:span><text:span text:style-name="T1">&gt;</text:span>Виды лягушек<text:span text:style-name="T1">&lt;/</text:span><text:span text:style-name="T2">h1</text:span><text:span text:style-name="T1">&gt;</text:span></text:p>
      <text:p text:style-name="P1"><text:span text:style-name="T1">&lt;</text:span><text:span text:style-name="T2">h3</text:span><text:span text:style-name="T1">&gt;</text:span>Выгодные предложения<text:span text:style-name="T1">&lt;/</text:span><text:span text:style-name="T2">h3</text:span><text:span text:style-name="T1">&gt;</text:span>  </text:p>
      <text:p text:style-name="P1"><text:span text:style-name="T1">&lt;/</text:span><text:span text:style-name="T2">header</text:span><text:span text:style-name="T1">&gt;</text:span></text:p>
      <text:p text:style-name="P1"><text:span text:style-name="T1">&lt;</text:span><text:span text:style-name="T2">img</text:span> <text:span text:style-name="T2">src</text:span><text:span text:style-name="T1">=</text:span><text:span text:style-name="T3">"/uploads/2020/10/frog-159002_1280_0_1603798105.png"</text:span><text:span text:style-name="T2">width</text:span><text:span text:style-name="T1">=</text:span><text:span text:style-name="T3">"50px"</text:span><text:span text:style-name="T2">height</text:span><text:span text:style-name="T1">=</text:span><text:span text:style-name="T3">"50px/"</text:span><text:span text:style-name="T1">&gt;</text:span></text:p>
      <text:p text:style-name="P1"><text:span text:style-name="T1">&lt;</text:span><text:span text:style-name="T2">p</text:span><text:span text:style-name="T1">&gt;</text:span>Наш магазин самый лучший.Скорее заказавай лягушек.<text:span text:style-name="T1">&lt;/</text:span><text:span text:style-name="T2">p</text:span><text:span text:style-name="T1">&gt;</text:span></text:p>
      <text:p text:style-name="P1"><text:span text:style-name="T1">&lt;</text:span><text:span text:style-name="T2">footer</text:span><text:span text:style-name="T1">&gt;</text:span>Наш дискорд #5418<text:span text:style-name="T1">&lt;/</text:span><text:span text:style-name="T2">footer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1</text:span><text:span text:style-name="T1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4S</meta:editing-duration>
    <meta:editing-cycles>3</meta:editing-cycles>
    <meta:generator>OpenOffice/4.1.10$Win32 OpenOffice.org_project/4110m2$Build-9807</meta:generator>
    <dc:date>2023-09-29T17:32:09.40</dc:date>
    <meta:document-statistic meta:table-count="0" meta:image-count="0" meta:object-count="0" meta:page-count="1" meta:paragraph-count="14" meta:word-count="46" meta:character-count="530"/>
    <meta:user-defined meta:name="Info 1"/>
    <meta:user-defined meta:name="Info 2"/>
    <meta:user-defined meta:name="Info 3"/>
    <meta:user-defined meta:name="Info 4"/>
  </office:meta>
</office:document-meta>
</file>